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1.2189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style:font-name-asian="Arimo1" style:font-size-asian="1pt" style:font-name-complex="Arimo1" style:font-size-complex="1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9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1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2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 fo:background-color="#ffffff"/>
    </style:style>
    <style:style style:name="T10" style:family="text">
      <style:text-properties fo:color="#343434" style:font-name="Arimo" style:font-name-asian="Arimo1" style:font-name-complex="Arimo1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7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8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1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6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2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28" text:visited-style-name="ListLabel_20_28"><text:span text:style-name="T2">me@manuhegde.in</text:span></text:a><text:span text:style-name="T2"> | </text:span><draw:frame draw:style-name="fr1" draw:name="image4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28" text:visited-style-name="ListLabel_20_28"><text:span text:style-name="T2">manu-hegde</text:span></text:a><text:span text:style-name="T2"> | </text:span><draw:frame draw:style-name="fr1" draw:name="image8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29" text:visited-style-name="ListLabel_20_29"><text:span text:style-name="T15">manuhg</text:span></text:a><text:span text:style-name="T2"> | </text:span><draw:frame draw:style-name="fr1" draw:name="image9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0" text:visited-style-name="ListLabel_20_30"><text:span text:style-name="T3">manuhg</text:span></text:a><text:span text:style-name="T2"> </text:span></text:p>
      <text:p text:style-name="P3"/>
      <text:p text:style-name="P4"><text:span text:style-name="T4"><text:s text:c="2"/></text:span><draw:frame draw:style-name="fr1" draw:name="image7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6">Experience</text:span><draw:rect text:anchor-type="as-char" style:rel-width="100%" draw:z-index="0" draw:style-name="gr1" draw:text-style-name="P19" svg:width="0.0012in" svg:height="0.0213in"><text:p/></draw:rect></text:p>
      <text:p text:style-name="P7"/>
      <text:p text:style-name="P9"><text:span text:style-name="T6">2019-07 - Present</text:span><text:span text:style-name="T2"> <text:s/></text:span><text:span text:style-name="T7">Software Engineer (Data)</text:span><text:span text:style-name="T6"> <text:s text:c="84"/>Bengaluru, India</text:span></text:p>
      <text:p text:style-name="P9"><text:span text:style-name="T8"><text:s text:c="22"/></text:span><text:span text:style-name="T2">Udaan</text:span></text:p>
      <text:list xml:id="list924789419" text:style-name="WWNum2">
        <text:list-item>
          <text:p text:style-name="P11"><text:span text:style-name="T9">Building a data ETL platform with Azure Data Factory and Databricks Delta</text:span></text:p>
        </text:list-item>
      </text:list>
      <text:p text:style-name="P9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9"><text:span text:style-name="T8"><text:s text:c="22"/></text:span><text:span text:style-name="T2">Tika Data</text:span></text:p>
      <text:list xml:id="list232013605302146" text:continue-numbering="true" text:style-name="WWNum2">
        <text:list-item>
          <text:p text:style-name="P11"><text:span text:style-name="T9">Built tool to extract frames at regular intervals, containing one or more objects specified.</text:span></text:p>
        </text:list-item>
        <text:list-item>
          <text:p text:style-name="P11"><text:span text:style-name="T10">Built tool to generate new faces based on a given set of faces using Style GAN.</text:span></text:p>
        </text:list-item>
      </text:list>
      <text:p text:style-name="P10"/>
      <text:p text:style-name="P9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9"><text:span text:style-name="T8"><text:s text:c="22"/></text:span><text:span text:style-name="T2">Shramajeevi</text:span></text:p>
      <text:list xml:id="list232012568783002" text:continue-numbering="true" text:style-name="WWNum2">
        <text:list-item>
          <text:p text:style-name="P11"><text:span text:style-name="T9">Built </text:span><text:a xlink:type="simple" xlink:href="https://agdial.in/" text:style-name="ListLabel_20_31" text:visited-style-name="ListLabel_20_31"><text:span text:style-name="T12">agdial.in</text:span></text:a><text:span text:style-name="T9">, a serverless, responsive web app in ReactJS with </text:span><text:span text:style-name="T10">Firebase backend.</text:span></text:p>
        </text:list-item>
        <text:list-item>
          <text:p text:style-name="P11"><text:span text:style-name="T10">Redesigned </text:span><text:a xlink:type="simple" xlink:href="https://shramajeevi.com/" text:style-name="ListLabel_20_32" text:visited-style-name="ListLabel_20_32"><text:span text:style-name="T13">shramajeevi.com</text:span></text:a><text:span text:style-name="T10"> into a react web app.</text:span></text:p>
        </text:list-item>
      </text:list>
      <text:p text:style-name="P13"/>
      <text:p text:style-name="P9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9"><text:span text:style-name="T8"><text:s text:c="22"/></text:span><text:span text:style-name="T2">Radiant Data Systems</text:span></text:p>
      <text:list xml:id="list232013722114894" text:continue-numbering="true" text:style-name="WWNum2">
        <text:list-item>
          <text:p text:style-name="P15"><text:span text:style-name="T9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15"><text:span text:style-name="T10">T</text:span><text:span text:style-name="T9">he firmware was written in C and the Desktop Application in Microsoft Visual C++.</text:span></text:p>
        </text:list-item>
      </text:list>
      <text:p text:style-name="P3"/>
      <text:p text:style-name="P3"/>
      <text:p text:style-name="P3"/>
      <text:p text:style-name="P4"><text:span text:style-name="T4"><text:s text:c="2"/></text:span><draw:frame draw:style-name="fr1" draw:name="image3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6">Projects</text:span><draw:rect text:anchor-type="as-char" style:rel-width="100%" draw:z-index="1" draw:style-name="gr1" draw:text-style-name="P19" svg:width="0.0012in" svg:height="0.0213in"><text:p/></draw:rect></text:p>
      <text:p text:style-name="P9"><text:span text:style-name="T6">2019-03 <text:s/>2019-04 <text:s/></text:span><text:span text:style-name="T7">Document Summarization</text:span></text:p>
      <text:list xml:id="list232013529882767" text:continue-numbering="true" text:style-name="WWNum2">
        <text:list-item>
          <text:p text:style-name="P11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10"><text:s/></text:span><text:a xlink:type="simple" xlink:href="https://github.com/manuhg/saaramsha" text:style-name="ListLabel_20_33" text:visited-style-name="ListLabel_20_33"><text:span text:style-name="T19">Saaramsha</text:span></text:a><text:span text:style-name="T10"> - Document summarization using Skipthought encoder, T-SNE, KMeans. Hosted at </text:span><text:a xlink:type="simple" xlink:href="https://tldr.cool" text:style-name="ListLabel_20_33" text:visited-style-name="ListLabel_20_33"><text:span text:style-name="T19">tldr.cool</text:span></text:a><text:span text:style-name="T7"> </text:span></text:p>
        </text:list-item>
      </text:list>
      <text:p text:style-name="P9"><text:span text:style-name="T6">2018-02 <text:s/>2018-04</text:span><text:span text:style-name="T2"> <text:s/></text:span><text:span text:style-name="T7">File sorting using unsupervised machine learning</text:span></text:p>
      <text:list xml:id="list232012020810165" text:continue-numbering="true" text:style-name="WWNum2">
        <text:list-item>
          <text:p text:style-name="P11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34" text:visited-style-name="ListLabel_20_34"><text:span text:style-name="T21">fsort</text:span></text:a><text:span text:style-name="T21">​</text:span><text:span text:style-name="T9"> - ui in QT5 C++ and </text:span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34" text:visited-style-name="ListLabel_20_34"><text:span text:style-name="T21">libfsort​</text:span></text:a><text:span text:style-name="T9"> - backend library with Caffe 1.0 C++.</text:span></text:p>
        </text:list-item>
        <text:list-item>
          <text:p text:style-name="P11"><text:span text:style-name="T9">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9"><text:span text:style-name="T6">2012-01 <text:s/>2012-07</text:span><text:span text:style-name="T2"> <text:s/></text:span><text:span text:style-name="T7">X86 Kernel Development</text:span></text:p>
      <text:list xml:id="list232012461617396" text:continue-numbering="true" text:style-name="WWNum2">
        <text:list-item>
          <text:p text:style-name="P16"><draw:frame draw:style-name="fr1" draw:name="Image4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34" text:visited-style-name="ListLabel_20_34"><text:span text:style-name="T21">manuos</text:span></text:a><text:span text:style-name="T9">​ - A <text:s/>very basic 32 bit Operating System Kernel written from scratch in C and assembly.</text:span></text:p>
        </text:list-item>
      </text:list>
      <text:p text:style-name="P3"/>
      <text:p text:style-name="P4"><text:span text:style-name="T4"><text:s text:c="2"/></text:span><draw:frame draw:style-name="fr1" draw:name="image5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6">Education</text:span></text:p>
      <text:p text:style-name="P6"><draw:rect text:anchor-type="as-char" style:rel-width="100%" draw:z-index="2" draw:style-name="gr1" draw:text-style-name="P19" svg:width="0.0012in" svg:height="0.0213in"><text:p/></draw:rect></text:p>
      <text:p text:style-name="P9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p text:style-name="P5"><text:span text:style-name="T10"><text:s text:c="30"/>B.E in Computer Science &amp; Engineering, CGPA - 8.2, C, C++, java, Clojure, Python, Javascript.</text:span></text:p>
      <text:p text:style-name="P3"/>
      <text:p text:style-name="P3"/>
      <text:p text:style-name="P8"/>
      <text:p text:style-name="P4"><draw:frame draw:style-name="fr1" draw:name="image1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6">ML &amp; AI Courses</text:span><draw:rect text:anchor-type="as-char" style:rel-width="100%" draw:z-index="3" draw:style-name="gr1" draw:text-style-name="P19" svg:width="0.0012in" svg:height="0.0213in"><text:p/></draw:rect></text:p>
      <text:list xml:id="list2468226266" text:style-name="WWNum3">
        <text:list-item>
          <text:p text:style-name="P17"><text:span text:style-name="T9">External Internship Program - Offline - Machine Learning &amp; AI Foundation, Bengaluru</text:span></text:p>
        </text:list-item>
      </text:list>
      <text:list xml:id="list1590462830" text:style-name="WWNum1">
        <text:list-item>
          <text:p text:style-name="P18"><text:span text:style-name="T9">Trained CNN on MNIST dataset to reach 99.2 validation accuracy in less than 18k parameters.</text:span></text:p>
        </text:list-item>
        <text:list-item>
          <text:p text:style-name="P18"><text:span text:style-name="T9">Trained </text:span><text:a xlink:type="simple" xlink:href="https://arxiv.org/abs/1608.06993" text:style-name="ListLabel_20_35" text:visited-style-name="ListLabel_20_35"><text:span text:style-name="T20">DenseNet</text:span></text:a><text:span text:style-name="T9"> model with less than 1M parameters to reach 92% validation accuracy in 160 epochs.</text:span></text:p>
        </text:list-item>
      </text:list>
      <text:list xml:id="list232012978042105" text:continue-list="list2468226266" text:style-name="WWNum3">
        <text:list-item>
          <text:p text:style-name="P17"><text:span text:style-name="T9">Machine Learning by Andrew Ng on Coursera, padhAI Deep Learning by OneFourthLabs, </text:span></text:p>
        </text:list-item>
        <text:list-item>
          <text:p text:style-name="P17"><text:span text:style-name="T9">Stanford CS224n, CS231n on Youtube, Deep Learning CS7015 by IIT Madras(nptel.ac.i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29" style:display-name="ListLabel 29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0" style:display-name="ListLabel 30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1" style:display-name="ListLabel 3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2" style:display-name="ListLabel 32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3" style:display-name="ListLabel 33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4" style:display-name="ListLabel 34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5" style:display-name="ListLabel 35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" meta:paragraph-count="36" meta:word-count="314" meta:character-count="2722" meta:non-whitespace-character-count="1779"/>
    <meta:generator>LibreOfficeDev/6.0.5.2$Linux_X86_64 LibreOffice_project/</meta:generator>
  </office:meta>
</office:document-meta>
</file>